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6" table:default-cell-style-name="ce1"/>
        <table:table-row table:style-name="ro1">
          <table:table-cell office:value-type="string" calcext:value-type="string">
            <text:p><text:s/>?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<text:s/>?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<text:s/>?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<text:s/>?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?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?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<text:s/>?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?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?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?</text:p>
          </table:table-cell>
        </table:table-row>
        <table:table-row table:style-name="ro1">
          <table:table-cell office:value-type="string" calcext:value-type="string">
            <text:p><text:s/>?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<text:s/>?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/>?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?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?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?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?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?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<text:s/>?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<text:s/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<text:s/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?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?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?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?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?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?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?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<text:s/>?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<text:s/>?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?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?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<text:s/>?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?</text:p>
          </table:table-cell>
        </table:table-row>
        <table:table-row table:style-name="ro1">
          <table:table-cell table:number-columns-repeated="2" office:value-type="string" calcext:value-type="string">
            <text:p><text:s/>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?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?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<text:s/>?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Spranq eco sans" fo:language="pt" fo:country="BR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8:00:22.0763464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7:53:59.064159225</meta:creation-date>
    <dc:date>2017-06-13T18:08:36.979717829</dc:date>
    <meta:editing-duration>PT14M16S</meta:editing-duration>
    <meta:editing-cycles>4</meta:editing-cycles>
    <meta:generator>LibreOffice/5.1.2.2$Linux_X86_64 LibreOffice_project/10m0$Build-2</meta:generator>
    <meta:document-statistic meta:table-count="1" meta:cell-count="256" meta:object-count="0"/>
  </office:meta>
</office:document-meta>
</file>